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2.6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8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airplane'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out of memory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angkor_wat'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animal_chase'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arctic_kayak'</text:p>
          </table:table-cell>
          <table:table-cell office:value-type="string" calcext:value-type="string">
            <text:p>bigey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astest!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ballet'</text:p>
          </table:table-cell>
          <table:table-cell office:value-type="string" calcext:value-type="string">
            <text:p>bigbrain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baseball'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beach_volleyball'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eigenmaps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belly_dancing'</text:p>
          </table:table-cell>
          <table:table-cell office:value-type="string" calcext:value-type="string">
            <text:p>bigeye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beyonce'</text:p>
          </table:table-cell>
          <table:table-cell office:value-type="string" calcext:value-type="string">
            <text:p>bigbrain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'bicycle_race'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'birds_of_paradise'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'buck'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'buffalos'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capoeira'</text:p>
          </table:table-cell>
          <table:table-cell office:value-type="string" calcext:value-type="string">
            <text:p>bigbrain</text:p>
          </table:table-cell>
          <table:table-cell office:value-type="string" calcext:value-type="string">
            <text:p>out of memory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'chameleons'</text:p>
          </table:table-cell>
          <table:table-cell office:value-type="string" calcext:value-type="string">
            <text:p>bigvision</text:p>
          </table:table-cell>
          <table:table-cell office:value-type="string" calcext:value-type="string">
            <text:p>eigenmaps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fish_underwater'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fisheye'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eigenmaps</text:p>
          </table:table-cell>
          <table:table-cell table:number-columns-repeated="3"/>
          <table:table-cell office:value-type="string" calcext:value-type="string">
            <text:p>arctic_kayak.mat <text:s/>birds_of_paradise.mat <text:s/>harley_davidson.mat <text:s/>hockey_goals.mat</text:p>
          </table:table-cell>
          <table:table-cell office:value-type="string" calcext:value-type="string">
            <text:p>kim_yu_na.ma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'freight_train'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'frozen_lake'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'gokart'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'harley_davidson'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astest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'hockey'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'hockey_goals'</text:p>
          </table:table-cell>
          <table:table-cell office:value-type="string" calcext:value-type="string">
            <text:p>bigeye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'horse_gate'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'hummingbird'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'humpback'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'jungle_cat'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'kangaroo_fighting'</text:p>
          </table:table-cell>
          <table:table-cell office:value-type="string" calcext:value-type="string">
            <text:p>bigbrain</text:p>
          </table:table-cell>
          <table:table-cell office:value-type="string" calcext:value-type="string">
            <text:p>eigenmaps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'kim_yu_na'</text:p>
          </table:table-cell>
          <table:table-cell office:value-type="string" calcext:value-type="string">
            <text:p>bigbox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astest!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'koala'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'monkeys_behind_fence'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'nba_commercial'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'new_york'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'nordic_skiing'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'octopus'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'palm_tree'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'panda'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'panda_cub'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penguins'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'pepsis_wasps'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'planet_earth_1'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'planet_earth_2'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'riverboat'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'rock_climbing'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'rock_climbing2'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'salsa'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'samba_kids'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'shark_attack'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'sled_dog_race'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'slow_polo'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'snow_leopards'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'snowboarding'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'snowboarding_crashes'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'street_food'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'swimming'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'up_dug'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'up_trailer'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'vw_commercial'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'white_tiger'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'yosemite'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7:18:47.320480057</meta:creation-date>
    <dc:date>2016-04-10T19:59:34.038329462</dc:date>
    <meta:editing-duration>PT10M6S</meta:editing-duration>
    <meta:editing-cycles>1</meta:editing-cycles>
    <meta:document-statistic meta:table-count="1" meta:cell-count="154" meta:object-count="0"/>
    <meta:generator>LibreOffice/4.2.8.2$Linux_X86_64 LibreOffice_project/420m0$Build-2</meta:generator>
  </office:meta>
</office:document-meta>
</file>